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63" style:family="paragraph" style:parent-style-name="Text_20_body">
      <style:paragraph-properties fo:margin-left="0cm" fo:margin-right="0cm" fo:text-align="justify" style:justify-single-word="false" fo:text-indent="0.499cm" style:auto-text-indent="false"/>
    </style:style>
    <style:style style:name="P16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65"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6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6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style:font-style-asian="normal" style:font-style-complex="normal"/>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en" fo:country="US" fo:font-style="normal" style:font-style-asian="normal" style:font-style-complex="normal"/>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75"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style:font-style-asian="normal" style:font-style-complex="normal" loext:char-shading-value="0"/>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color="#c5000b"/>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style:font-style-asian="normal" style:font-style-complex="normal" loext:char-shading-value="0"/>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color="#0066cc"/>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color="#ff0000"/>
    </style:style>
    <style:style style:name="T70"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8199878046221870"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6646808191907749575"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1">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oft-page-break/>«<text:span text:style-name="T61">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23324622555119123"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По другим данным, Селестии около 2500 лет (Обмен).</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text:soft-page-break/>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1">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5">&lt;<text:span text:style-name="T22">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10">&gt;\</text:span>Привет, Н<text:span text:style-name="T1">эш.</text:span> Это Макс.</text:p>
      <text:p text:style-name="P65"><text:span text:style-name="T10">&lt;\</text:span>Привет Макс. <text:span text:style-name="T1">Рад тебя видеть. Где ты отсутствовал три дня?</text:span></text:p>
      <text:p text:style-name="P65"><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10">&gt;\</text:span>Как называется наш проект?</text:p>
      <text:p text:style-name="P65"><text:span text:style-name="T10">&lt;\</text:span>Дайсон.</text:p>
      <text:p text:style-name="P65"><text:span text:style-name="T10">&gt;\</text:span>Сколько тебе лет?</text:p>
      <text:p text:style-name="P65"><text:span text:style-name="T10">&lt;\</text:span>Два года с начала запуска кластера.</text:p>
      <text:p text:style-name="P65"><text:span text:style-name="T10">&gt;\</text:span>Какой сейчас год?</text:p>
      <text:p text:style-name="P65"><text:span text:style-name="T10">&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10">&gt;\</text:span>Н<text:span text:style-name="T1">эш</text:span>, отключи память <text:span text:style-name="T1">заданий</text:span> за последнюю неделю.</text:p>
      <text:p text:style-name="P65"><text:span text:style-name="T10">&lt;\</text:span>Выполнено.</text:p>
      <text:p text:style-name="P65"><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10">: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10">&gt;</text:span>\<text:span text:style-name="T1">Нэш</text:span>, почему ты используешь жёсткие настройки <text:span text:style-name="T1">для решения задачи</text:span>?</text:p>
      <text:p text:style-name="P65"><text:span text:style-name="T10">&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65"><text:span text:style-name="T10">&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88">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6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10">&lt;</text:span><text:span text:style-name="T6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1">А у нас получается... </text:span><text:span text:style-name="T2">–</text:span><text:span text:style-name="T5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67">Музыка быстрая, тревожная, надорваная и печальная (Pet Shop Boys “So Hard” ?)</text:p>
      <text:p text:style-name="P23"/>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2">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10">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523690626509196953"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8">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6"><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1"> И никто ж не догадывался, что она может летать! Её </text:span><text:span text:style-name="T32">Солнечное </text:span><text:span text:style-name="T31"><text:s/>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9">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10">4. </text:span>Библиотека</text:h>
      <text:p text:style-name="P13">&lt;<text:span text:style-name="T55">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10">– </text:span>Не забывай, человек, я — могущественный маг и правитель Эквестрии. Ко мне нужно относиться с должным уважением!</text:p>
      <text:p text:style-name="P49"><text:span text:style-name="T10">– </text:span>А то что? Превратишь в жабу? Сошлёшь на Луну? Убьёшь нахер?</text:p>
      <text:p text:style-name="P49">Аликорница сникла. Уши её опустились.</text:p>
      <text:p text:style-name="P49"><text:span text:style-name="T10">– </text:span>Макс, не надо... Ты же знаешь, я этого не сделаю.</text:p>
      <text:p text:style-name="P49"><text:soft-page-break/><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49"><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49"><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0">– </text:span>Вот, читай отсюда. <text:span text:style-name="T10">–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1">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7"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5">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6"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6">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0">—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lt;<text:span text:style-name="T16">Селли !!!</text:span>&gt;.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10">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10">— оставить тебе напутствие.</text:span></text:p>
      <text:p text:style-name="P57"><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7">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text:soft-page-break/></text:p>
      <text:p text:style-name="P41">…</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58"> </text:span><text:span text:style-name="T41">—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49"><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0">– Это ты называешь “дружбой”? – с </text:span>улыбкой хмыкнул<text:span text:style-name="T10"> я. – </text:span>Мне нравится твоё чувство юмора.</text:p>
      <text:p text:style-name="P49">Аликорница нахмурилась.</text:p>
      <text:p text:style-name="P49"><text:span text:style-name="T10">–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6">– </text:span>“<text:span text:style-name="T1">Что я могу сделать, чтобы вернуть всё назад?</text:span>”</text:p>
      <text:p text:style-name="P10"><text:span text:style-name="T46">–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6">– </text:span><text:span text:style-name="T33">Что бы это значило, Флер?</text:span></text:p>
      <text:p text:style-name="P10"><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пони!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0">–</text:span> Пятьдесят шесть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2">&lt;</text:span><text:span text:style-name="T60">Mark Knopfler - </text:span><text:span text:style-name="T59">Hill Farmer's Blues</text:span><text:span text:style-name="T42">&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10">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7">мино</text:span>тавра?</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text:soft-page-break/>– Конечно, мой хороший...</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text:soft-page-break/>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text:soft-page-break/>–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text:soft-page-break/>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49"><text:span text:style-name="T10">–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text:soft-page-break/>–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68">&lt;Seal — Amazing <text:span text:style-name="T1">(T</text:span><text:span text:style-name="T10">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5">— высокая светлая фигура с длинным рогом, занимающая своё место в очереди...</text:span></text:p>
      <text:p text:style-name="P1"/>
      <text:p text:style-name="P17">Примечания: <text:span text:style-name="T45">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8"><text:span text:style-name="T1"/></text:p>
      <text:p text:style-name="P72"/>
      <text:h text:style-name="Heading_20_2" text:outline-level="2">12. День сурка</text:h>
      <text:p text:style-name="P10">&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8">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text:soft-page-break/>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text:soft-page-break/>–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1">—</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text:soft-page-break/>–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text:span></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0"/></text:p>
      <text:p text:style-name="P104"><text:soft-page-break/><text:span text:style-name="T10">– Я </text:span>всегда буду оставаться в тени. <text:span text:style-name="T10">– </text:span>хлюпала единорожка. <text:span text:style-name="T10">– </text:span>Мне не хватает сил, чтобы воспользоваться всеми знаниями, которые я освоила. Ведь даже заклинание «Последнего Шанса» я нашла!</text:p>
      <text:p text:style-name="P104"><text:span text:style-name="T10">– </text:span>Ты?!</text:p>
      <text:p text:style-name="P104"><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0">– М</text:span>ожет тогда, ты скажешь, что в нём пошло не так и почему к вам попал я, а не сверхаликорн?</text:p>
      <text:p text:style-name="P104"><text:span text:style-name="T10">– </text:span>Не скажу. Заклинания Стар Свирла Бородатого обычно если срабатывают, то без ошибок.</text:p>
      <text:p text:style-name="P49"><text:span text:style-name="T10">– Если </text:span>только <text:span text:style-name="T10">их правильно вызывают. – </text:span>пробурчал Спайк, возвращаясь в корзинку.</text:p>
      <text:p text:style-name="P169"><text:span text:style-name="T10">–</text:span> <text:span text:style-name="T1">Эмм. </text:span>Что он имел ввиду?</text:p>
      <text:p text:style-name="P16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169"><text:span text:style-name="T10">– </text:span><text:span text:style-name="T1">Да, завершилось всё препаршиво. Принцесса Луна сказала, лучше бы её обратно на Луну закинули.</text:span></text:p>
      <text:p text:style-name="P16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169"><text:span text:style-name="T10">– </text:span><text:span text:style-name="T1">Хм. Нет.</text:span></text:p>
      <text:p text:style-name="P169"><text:span text:style-name="T10">– </text:span><text:span text:style-name="T1">А друзья?</text:span></text:p>
      <text:p text:style-name="P169"><text:span text:style-name="T10">– </text:span><text:span text:style-name="T1">У меня был друг. Погиб два месяца назад.</text:span></text:p>
      <text:p text:style-name="P172"><text:span text:style-name="T10">–</text:span> О, мои соболезнования! Друзей терять <text:span text:style-name="T1">тоже</text:span> тяжко.</text:p>
      <text:p text:style-name="P172"><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3">.</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oft-page-break/>«<text:span text:style-name="T29">Чужестранец-человек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0">– </text:span>Привет, Эй-Джей! У тебя проблемы?</text:p>
      <text:p text:style-name="P49"><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0">–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0">–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10">– Г</text:span>отово. Принимай работу, хозяйка!</text:p>
      <text:p text:style-name="P49">Эпплджек стиснула меня в сокрушающих объятиях.</text:p>
      <text:p text:style-name="P49"><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0">–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0">–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9"><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0">– </text:span>Свободно? <text:span text:style-name="T10">– </text:span>спросил я у единственной пони, сидящей за столиком.</text:p>
      <text:p text:style-name="P49"><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10">– <text:s/></text:span>Пирог с грибами, яишницу и чизкейк<text:span text:style-name="T10"> – </text:span>сообщил я подошедшей официантке.</text:p>
      <text:p text:style-name="P49"><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49"><text:span text:style-name="T10">–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0">– </text:span>Вы, наверное, ждёте кого-то?</text:p>
      <text:p text:style-name="P51"><text:span text:style-name="T10">– </text:span>Неа.</text:p>
      <text:p text:style-name="P51"><text:span text:style-name="T10">– </text:span>Просто обедаете?</text:p>
      <text:p text:style-name="P51"><text:span text:style-name="T10">– </text:span>Неа.</text:p>
      <text:p text:style-name="P51"><text:span text:style-name="T10">– </text:span>Просто сидите и мрачно смотрите на меня?</text:p>
      <text:p text:style-name="P51"><text:span text:style-name="T10">– </text:span>Неа.</text:p>
      <text:p text:style-name="P51">Хм, а эта пони не из разговорчивых. Ну ладно.</text:p>
      <text:p text:style-name="P51"><text:span text:style-name="T10">– </text:span>А что же вы делаете?</text:p>
      <text:p text:style-name="P51"><text:span text:style-name="T10">– </text:span>Веселюсь. <text:span text:style-name="T10">– </text:span>мрачно заявила пони.</text:p>
      <text:p text:style-name="P51"><text:span text:style-name="T10">–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0">–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0">– </text:span>Мы с вами раньше встречались?</text:p>
      <text:p text:style-name="P51"><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oft-page-break/><text:span text:style-name="T10">– </text:span>Оставь, Салвер.<text:span text:style-name="T10"> </text:span>Ему за счёт заведения.</text:p>
      <text:p text:style-name="P49"><text:span text:style-name="T10">– </text:span>Ясно, мисс Пинки. <text:span text:style-name="T10">– </text:span>официантка кивнула и ушла.</text:p>
      <text:p text:style-name="P49"><text:span text:style-name="T10">– Ч</text:span>его-о-о?<text:span text:style-name="T10"> </text:span>Так это твой бар?</text:p>
      <text:p text:style-name="P49"><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49"><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0">– </text:span>У меня есть идея получше. <text:span text:style-name="T10">– </text:span>на свет показалась фляга Большого Макинтоша.</text:p>
      <text:p text:style-name="P49"><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0">– </text:span>Починил телегу. Только молчок про самогон, раз уж ты в курсе. <text:span text:style-name="T10">– </text:span>я разлил сидр по чашкам.</text:p>
      <text:p text:style-name="P49"><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0">–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0">– У </text:span>тебя такая смешная мордочка! <text:span text:style-name="T10">– </text:span>захихикали Пинки, покачиваясь. <text:span text:style-name="T10">– </text:span>Как будто ты <text:span text:style-name="T63">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0">– </text:span>Эммм... Скажи-ка мне, мой друг П-п-пинки... Легенда про фаэри <text:span text:style-name="T15">— </text:span><text:span text:style-name="T63">эт правда?</text:span></text:p>
      <text:p text:style-name="P49"><text:span text:style-name="T15">– </text:span><text:span text:style-name="T63">Какая из? Их много, вообще-то. Ик!</text:span></text:p>
      <text:p text:style-name="P49"><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9"><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9"><text:soft-page-break/><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9"><text:span text:style-name="T15">– </text:span><text:span text:style-name="T63">Пока не умру?</text:span></text:p>
      <text:p text:style-name="P49"><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2"><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2"><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2"><text:span text:style-name="T10">–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oft-page-break/><text:span text:style-name="T10">– </text:span>Стооой! <text:span text:style-name="T10">– </text:span>заорал я. <text:span text:style-name="T10">– </text:span>Выпрыгивай из бочки!!!</text:p>
      <text:p text:style-name="P52">Кобылка-пилот улыбнулась и постукала копытцем по шлему, показывая, что не слышит меня.</text:p>
      <text:p text:style-name="P52"><text:span text:style-name="T10">– </text:span>Выпрыгивааа... <text:span text:style-name="T10">–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0">– </text:span>Смотри, вот те и ответ на вопрос, куда деваются пони!</text:p>
      <text:p text:style-name="P52"><text:span text:style-name="T10">– </text:span>Где? <text:span text:style-name="T10">– </text:span>единорожка начала оглядываться.</text:p>
      <text:p text:style-name="P52"><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2"><text:span text:style-name="T10">– </text:span>И что? Я всё равно не пойму, куда пони деваются? И куда пропала Скуталу?</text:p>
      <text:p text:style-name="P52"><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text:soft-page-break/>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59"><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text:soft-page-break/>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0">P.S. Н</text:span>е гневите мироздание воровством! <text:span text:style-name="T29">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10">–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0">–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2"><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2"><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text:soft-page-break/></text:p>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0">– </text:span>Это неправильно! <text:span text:style-name="T10">– </text:span>заявила Рэйнбоу Дэш, отвернувшись от окна.</text:p>
      <text:p text:style-name="P52"><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2"><text:span text:style-name="T10">– </text:span>Да я не про то! <text:span text:style-name="T10">– </text:span>отмахнулась пегаска. <text:span text:style-name="T10">– </text:span>Посмотри на поле.</text:p>
      <text:p text:style-name="P52"><text:span text:style-name="T10">– </text:span>И что? Поле как поле.</text:p>
      <text:p text:style-name="P52"><text:span text:style-name="T10">– </text:span>Оно не убрано. <text:span text:style-name="T10">– </text:span>мрачно ответила пегаска. <text:span text:style-name="T10">–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0">– </text:span>У самого посёлка поля убраны. Наверняка дойдёт дело и до остальных.</text:p>
      <text:p text:style-name="P52"><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0">– </text:span>Спасибо, но от пинкиных плюшек у меня фланки округляются.</text:p>
      <text:p text:style-name="P52"><text:span text:style-name="T10">– </text:span>Да ладно тебе, Рэйнбоу Дэш! От одной не округлятся.</text:p>
      <text:p text:style-name="P52"><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0"> </text:span>Как будто…</text:p>
      <text:p text:style-name="P52"><text:span text:style-name="T10">–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0">–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0">– </text:span>Леди и джентльпони! Просьба не паниковать! Поезд дальше не идёт: впереди провал! <text:span text:style-name="T10">– </text:span>крикнул проводник.</text:p>
      <text:p text:style-name="P52"><text:soft-page-break/><text:span text:style-name="T10">– </text:span>Какой ещё, в дышло, провал? Я проезжал тут два дня назад!</text:p>
      <text:p text:style-name="P52"><text:span text:style-name="T10">– </text:span>Безобразие! Верните мне деньги за билет!</text:p>
      <text:p text:style-name="P52"><text:span text:style-name="T10">– </text:span>Как вы смеете! Я опоздаю в порт! <text:s/><text:span text:style-name="T10">–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0">– </text:span>Дэш, нам надо на ту сторону.</text:p>
      <text:p text:style-name="P52"><text:span text:style-name="T10">– </text:span>Нет проблем. Я могу тебя перенести.</text:p>
      <text:p text:style-name="P52">Я с сомнением посмотрел на пегаску. Дэш в холке была мне по пояс.</text:p>
      <text:p text:style-name="P52"><text:span text:style-name="T10">–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2">Мля.</text:p>
      <text:p text:style-name="P52"><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0">–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oft-page-break/><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52"><text:span text:style-name="T10">– </text:span>Удостоверение личности предъявлять? <text:span text:style-name="T10">– </text:span>осведомился я.</text:p>
      <text:p text:style-name="P52"><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2">Дэш, ни слова не говоря, прислонила ухо к двери.</text:p>
      <text:p text:style-name="P52"><text:span text:style-name="T10">– </text:span>Будешь смеяться, но именно этим он и занят. Вызывает полицию по телефону. <text:span text:style-name="T10">– </text:span>сообщила пегаска.</text:p>
      <text:p text:style-name="P52"><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0">– </text:span>Сколько у нас времени?</text:p>
      <text:p text:style-name="P52">Дэш почесала в затылке.</text:p>
      <text:p text:style-name="P52"><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0">–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text:soft-page-break/>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1">вайлайт в Понивилле, услышав про портативный ускоритель, захочет его получить. Макс смутится</text:span><text:span text:style-name="T10">&gt;</text:span></text:p>
      <text:p text:style-name="P52">Снаружи послышался вой сирены и цокот множества копыт.</text:p>
      <text:p text:style-name="P52"><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0">– </text:span>Это твои двадцать минут? <text:span text:style-name="T10">– </text:span>возмутился я. <text:span text:style-name="T10">– </text:span>Да ещё и десяти не прошло!</text:p>
      <text:p text:style-name="P52">Дэш вымучено скривилась.</text:p>
      <text:p text:style-name="P52"><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2">Я разбил топором стеклянные дверцы прибора и вытащил рубины.</text:p>
      <text:p text:style-name="P52"><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0">– </text:span>Ну уж фигушки. Я тебя тут не оставлю.</text:p>
      <text:p text:style-name="P52"><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0">– </text:span>Быстро за мной! <text:span text:style-name="T10">–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0">– Ю-</text:span>хууу<text:span text:style-name="T10">!!!</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0">–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0">– </text:span>Макс, подвинься!</text:p>
      <text:p text:style-name="P52">Пегаска оттеснила меня крупом и повернулась к двери задом.</text:p>
      <text:p text:style-name="P52"><text:span text:style-name="T10">– </text:span>Ю-хууу!</text:p>
      <text:p text:style-name="P52">БАБАХ!!!</text:p>
      <text:p text:style-name="P52"><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0">– </text:span>Ты чего на меня так уставился? <text:span text:style-name="T10">– </text:span>подозрительно спросила пегаска.</text:p>
      <text:p text:style-name="P52"><text:span text:style-name="T10">– </text:span>Да так… Не ожидал, что ты такая…</text:p>
      <text:p text:style-name="P52"><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0">– </text:span>Ты! Не! По! Нял! Те! Бе! Не! Льзя! Тут! Ос! Та! ВАТЬСЯ!!! <text:span text:style-name="T10">–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0">–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0">–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0">–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0">–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0">– </text:span>А это у нас кто? Гмм. Пегаска. Вот так раз! Рэйнбоу Дэш! Какими судьбами?</text:p>
      <text:p text:style-name="P52"><text:span text:style-name="T10">– </text:span>ТРИКСИ! <text:span text:style-name="T10">– <text:s/></text:span>фейсхуфнула Дэш. <text:span text:style-name="T10">– </text:span>Во имя Селестии, ЧТО ты тут делаешь?!!</text:p>
      <text:p text:style-name="P52"><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2"><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2"><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0">– </text:span>Ей ведь нельзя рассказывать, да?</text:p>
      <text:p text:style-name="P52"><text:span text:style-name="T10">– </text:span>Нельзя. <text:span text:style-name="T10">– </text:span>подтвердил я. <text:span text:style-name="T10">–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0">– </text:span>ОГО!</text:p>
      <text:p text:style-name="P52">Единорожка аж уселась на крыльцо от удивления.</text:p>
      <text:p text:style-name="P52"><text:span text:style-name="T10">–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0">– </text:span>Мы приняли решение не выдавать вас полиции в обмен на то, что вы расскажете нам о вашей секретной миссии!</text:p>
      <text:p text:style-name="P52"><text:span text:style-name="T10">– </text:span>Не пойдёт! <text:span text:style-name="T10">– </text:span>заявил я. <text:span text:style-name="T10">– </text:span>Я уже сказал, что это тайна. Мне добавить нечего.</text:p>
      <text:p text:style-name="P52"><text:span text:style-name="T10">– </text:span>Да неужели? <text:span text:style-name="T10">– </text:span>захлопала ресницами Трикси. <text:span text:style-name="T10">–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2"><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0">–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9">Исчезновение дневной главы диархии: Эквестрия в панике!</text:span>» (статья двухдневной давности).</text:p>
      <text:p text:style-name="P52">«<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2">«<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 <text:span text:style-name="T1">ОНИ ЧТО, ШУТОК НЕ ПОНИМАЮТ?!! </text:span>– <text:span text:style-name="T1">заорал я наконец. </text:span>– <text:span text:style-name="T1">Нашли пониеда, ёб их </text:span><text:span text:style-name="T22">дымоходом через коромысло</text:span><text:span text:style-name="T1">!!!</text:span></text:p>
      <text:p text:style-name="P52"><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oft-page-break/><text:span text:style-name="T10">–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oft-page-break/><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4">&lt;<text:span text:style-name="T65">David Bowie - Lets Dance/ Ashes To Ashes</text:span></text:p>
      <text:p text:style-name="P44"><text:span text:style-name="T65">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text:soft-page-break/>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9">Добро пожаловать в Груммингтон! Вам здесь рады!</text:span></text:p>
      <text:p text:style-name="P52"><text:span text:style-name="T29">Население города </text:span><text:span text:style-name="T66">302 пони</text:span><text:span text:style-name="T29">.</text:span></text:p>
      <text:p text:style-name="P52"><text:span text:style-name="T66">250 пони</text:span><text:span text:style-name="T29">.</text:span></text:p>
      <text:p text:style-name="P52"><text:span text:style-name="T66">125 поней</text:span><text:span text:style-name="T29">.</text:span></text:p>
      <text:p text:style-name="P52"><text:span text:style-name="T29">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text:soft-page-break/>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8">»</text:span></text:p>
      <text:p text:style-name="P52"/>
      <text:p text:style-name="P52"><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text:soft-page-break/>–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text:soft-page-break/>–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6">37 пни</text:span></text:p>
      <text:p text:style-name="P64">24пн</text:p>
      <text:p text:style-name="P64">15</text:p>
      <text:p text:style-name="P52"><text:span text:style-name="T2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9">Добро пожаловать в Груммингтон! Вам здесь рады!</text:span></text:p>
      <text:p text:style-name="P52"><text:span text:style-name="T29">Население города </text:span><text:span text:style-name="T66">302 пони</text:span><text:span text:style-name="T29">.</text:span></text:p>
      <text:p text:style-name="P52"><text:span text:style-name="T66">250 пони</text:span><text:span text:style-name="T29">.</text:span></text:p>
      <text:p text:style-name="P52"><text:span text:style-name="T66">125 поней</text:span><text:span text:style-name="T29">.</text:span></text:p>
      <text:p text:style-name="P52"><text:span text:style-name="T2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0">&lt;</text:span><text:span text:style-name="T57">Metallica-Enter Sandman</text:span><text:span text:style-name="T10">&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text:soft-page-break/>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6">Elo - Sorrow about to fall</text:span>&gt;</text:p>
      <text:p text:style-name="P44">&lt;<text:span text:style-name="T56">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text:soft-page-break/>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text:soft-page-break/>–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text:soft-page-break/>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text:soft-page-break/>–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text:soft-page-break/>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0">–</text:span> А какой у тебя там был образ жизни?</text:p>
      <text:p text:style-name="P52"><text:span text:style-name="T10">–</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0">–</text:span> Дискордовы яйца! Ты сидел в тюрьме? За что тебя посадили?</text:p>
      <text:p text:style-name="P52"><text:span text:style-name="T10">–</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9">пишешь</text:span><text:span text:style-name="T50">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4">Пегаска <text:span text:style-name="T10">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9">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7">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text:soft-page-break/>–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10">—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0">– </text:span>Выф-выф-вуф! <text:span text:style-name="T10">– </text:span>возразил я.</text:p>
      <text:p text:style-name="P54">Отпихнув от лица живот пегаски и выплюнув шерсть, я продолжил.</text:p>
      <text:p text:style-name="P54"><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oft-page-break/><text:span text:style-name="T10">– </text:span>Дэш, я знаю. Просто не могу о ней забыть.</text:p>
      <text:p text:style-name="P54">Пегаска тяжело поднялась.</text:p>
      <text:p text:style-name="P54"><text:span text:style-name="T10">– </text:span>Везёт же некоторым. <text:span text:style-name="T10">– </text:span>пробормотала она, раскрывая крылья для просушки.</text:p>
      <text:p text:style-name="P54">…</text:p>
      <text:p text:style-name="P54"><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5">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2">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oft-page-break/><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0">–</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0">&lt;<text:span text:style-name="T56">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10">–</text:span> Про меня таки забыли. Отлично.</text:p>
      <text:p text:style-name="P54"><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4"><text:span text:style-name="T10">–</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0">– </text:span>Твайлайт, привет! Мы вернулись! <text:span text:style-name="T10">–</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text:soft-page-break/>Ни слова ни говоря, Твайлайт отперла дверь в подвал и потащила меня за собой.</text:p>
      <text:p text:style-name="P54"><text:span text:style-name="T10">– К</text:span>АКОГО ХУЯ?!! Твайлайт, ёб твою понимать, ты чё творишь? <text:span text:style-name="T10">– </text:span>я вцепился в ручку двери.</text:p>
      <text:p text:style-name="P54"><text:span text:style-name="T10">– </text:span>Твайли, ты чего? <text:span text:style-name="T10">– </text:span>брыкалась Дэш. <text:span text:style-name="T10">– </text:span>Немедленно опусти меня на пол!</text:p>
      <text:p text:style-name="P54"><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0">–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0">– </text:span>Твайлайт, не смей! <text:span text:style-name="T10">– </text:span>хриплым от ужаса голосом прошептал я.</text:p>
      <text:p text:style-name="P54"><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0">–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0">– О</text:span>у! <text:span text:style-name="T67">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0">– </text:span>Хрен-то тебе зачем? <text:span text:style-name="T10">– </text:span>с бессильной злостью спросил я. <text:span text:style-name="T10">– </text:span><text:span text:style-name="T67">Т</text:span>ы собираешься устроить филиал порнхаба для пони-извращенцев?</text:p>
      <text:p text:style-name="P54"><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0">– </text:span>А если попроще?</text:p>
      <text:p text:style-name="P54"><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4"><text:span text:style-name="T10">–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10">–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0">–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0">–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0">– </text:span>Никогда, слышишь, никогда больше не смей подымать меня...</text:p>
      <text:p text:style-name="P54"><text:span text:style-name="T10">– </text:span>Откуда я знала, что резонансное заклинание так среагирует на...</text:p>
      <text:p text:style-name="P54"><text:soft-page-break/><text:span text:style-name="T10">– М</text:span>акс? <text:span text:style-name="T10">– </text:span>пегаска заметила, что я открыл глаза. <text:span text:style-name="T10">– </text:span>Ты в порядке?</text:p>
      <text:p text:style-name="P54">Я издал нечто среднее между брачным рёвом лося и стоном умирающего слона.</text:p>
      <text:p text:style-name="P54"><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0">–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4"><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4"><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4"><text:span text:style-name="T10">– </text:span>Тебе-то на Понивилль точно махать! <text:span text:style-name="T10">– </text:span>огрызнулась фермерша. <text:span text:style-name="T10">– Т</text:span>вой дом, поди, не зацепит.</text:p>
      <text:p text:style-name="P54"><text:span text:style-name="T10">– </text:span>Что ты сказала? А ну, повтори? <text:span text:style-name="T10">– </text:span>взвилась пегаска.</text:p>
      <text:p text:style-name="P54"><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4"><text:span text:style-name="T10">– </text:span>Ась?</text:p>
      <text:p text:style-name="P54"><text:span text:style-name="T10">– </text:span>Что?</text:p>
      <text:p text:style-name="P54"><text:span text:style-name="T10">– </text:span>Какой? <text:span text:style-name="T10">– </text:span>разом <text:span text:style-name="T10">о</text:span>бернулась ко мне компания.</text:p>
      <text:p text:style-name="P54"><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4"><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oft-page-break/><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4"><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0">– </text:span>Рэр, иногда лучше жевать, чем говорить. Вот честно!</text:p>
      <text:p text:style-name="P54"><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0">– </text:span>Они лежали в нагрудном кармане рубашки.</text:p>
      <text:p text:style-name="P54">Твайлайт отвлеклась от доски.</text:p>
      <text:p text:style-name="P54"><text:span text:style-name="T10">– В </text:span><text:span text:style-name="T10">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0">– </text:span>Вот, прибрался малёхо. Но с потолка сажу ещё не успел счистить, там стремянка нужна.</text:p>
      <text:p text:style-name="P54"><text:span text:style-name="T10">– </text:span>Спайки-Вайки, не выкидывай одежду, пожалуйста. В ней должны быть рубины.</text:p>
      <text:p text:style-name="P54"><text:span text:style-name="T10">– </text:span>Какие рубины? <text:span text:style-name="T10">– </text:span>переспросил Спайк и зажевал быстрее.</text:p>
      <text:p text:style-name="P87"><text:span text:style-name="T10">–</text:span> Резонаторные! <text:span text:style-name="T10">–</text:span> холодея, ответил я. <text:span text:style-name="T10">– </text:span>В кармане рубашки должны лежать четыре кристалла.</text:p>
      <text:p text:style-name="P54"><text:span text:style-name="T10">– </text:span><text:span text:style-name="T10">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4">…</text:p>
      <text:p text:style-name="P54"/>
      <text:p text:style-name="P54"><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0">– </text:span><text:span text:style-name="T10">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0">– </text:span>Макс. Ты сейчас правильный, или нет?</text:p>
      <text:p text:style-name="P54"><text:span text:style-name="T10">– </text:span>Макс, ты как? Тебе уже лучше? <text:span text:style-name="T10">– </text:span>в прямоугольнике появилась голова Рэйнбоу Дэш.</text:p>
      <text:p text:style-name="P54"><text:span text:style-name="T10">– </text:span>Фигурально выражаясь, ты в себе? <text:span text:style-name="T10">– </text:span>вклинилась между ними Твайлайт Спаркл.</text:p>
      <text:p text:style-name="P54"><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о стороны моих ног.</text:p>
      <text:p text:style-name="P54">Я отдышался. Поняхи участливо смотрели на меня, выискивая признаки успокоения.</text:p>
      <text:p text:style-name="P54"><text:span text:style-name="T10">– </text:span>Отпустите. Я уже правильный. <text:span text:style-name="T10">–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4"><text:span text:style-name="T10">– </text:span>Спайк!!! Немедленно... <text:s/>сбегай в лавку к Кейкам за выпечкой! Нам всем нужно успокоиться.</text:p>
      <text:p text:style-name="P54"><text:span text:style-name="T10">– </text:span>Уже бегу!</text:p>
      <text:p text:style-name="P54"><text:soft-page-break/></text:p>
      <text:p text:style-name="P55">***</text:p>
      <text:p text:style-name="P54"/>
      <text:p text:style-name="P54">В зале, в лучах нарисованной шестиконечной звезды стояли воплощения Элементов Гармонии. Я сидел на матрасе в центре. Рядом со мной гудел усилитель. На верхнем ярусе библиотеки устроился Спайк с кульком попкорна.</text:p>
      <text:p text:style-name="P54"><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33"/>
      <text:p text:style-name="P33"/>
      <text:p text:style-name="P118"/>
      <text:p text:style-name="P118">Лира облизывает Максу пальцы</text:p>
      <text:p text:style-name="P54"/>
      <text:p text:style-name="P45">&lt;<text:span text:style-name="T22">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29">Bee Gees – You Should Be dancing<text:span text:style-name="T31">&gt;</text:span></text:p>
      <text:p text:style-name="P52"/>
      <text:p text:style-name="P30">&lt;<text:span text:style-name="T1">Селестия: основное знание бессмертного — когда-нибудь ты всё равно умрёшь</text:span>&gt;</text:p>
      <text:p text:style-name="P52"/>
      <text:p text:style-name="P52">&lt;<text:span text:style-name="T21">Добавить в фанфик плетение шуточных интриг принцессами друг против дружки</text:span>&gt;</text:p>
      <text:p text:style-name="P52"/>
      <text:p text:style-name="P44">&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4"><text:span text:style-name="T22">- Учти, я ни капельки не жалею о наших поебушках! Но в будущем буду их стрематься. Это очень больно — вот так расставаться</text:span>&gt;</text:p>
      <text:p text:style-name="P52"/>
      <text:p text:style-name="P52">(про Макса в сне-прощании)</text:p>
      <text:p text:style-name="P52">Я — Дискорд, и я говорю вам: он вернётся</text:p>
      <text:p text:style-name="P52"/>
      <text:p text:style-name="P44">&lt;<text:span text:style-name="T22">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pan text:style-name="T22">Дальше — использовать по-максимуму уже написанное</text:span>&gt;</text:p>
      <text:p text:style-name="P44"/>
      <text:p text:style-name="P44">&lt;<text:span text:style-name="T2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lt;<text:span text:style-name="T2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text:soft-page-break/>&lt;<text:span text:style-name="T22">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1"><text:span text:style-name="T10"><text:s/>&lt;</text:span><text:span text:style-name="T26"> - </text:span><text:span text:style-name="T21">Я не могу быть вашим спасителем! Я намного хуже и испорченнее вас!</text:span><text:span text:style-name="T10">&gt;</text:span></text:p>
      <text:p text:style-name="P52"/>
      <text:p text:style-name="P44">&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1"> </text:span><text:span text:style-name="T58">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2">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text:span><text:soft-page-break/><text:span text:style-name="T24">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5"/>
      <text:p text:style-name="P41">&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2">- В законе не указана конкретный соправитель Диархии!</text:span>&gt;</text:p>
      <text:p text:style-name="P41"><text:soft-page-break/></text:p>
      <text:p text:style-name="P41">&lt;<text:span text:style-name="T22">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171"/>
      <text:p text:style-name="P171">&lt;Селестия проснётся на Терре в облике кибермозга, т.к. в своём мире она на ступень выше пони (а кибермозг на Терре на ступень выше людей)&gt;</text:p>
      <text:p text:style-name="P170">&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10">–</text:span> Найтмэр Мун и Дискорд не разорвались и не сгорели.</text:p>
      <text:p text:style-name="P73"><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0">&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2">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0">&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49"/>
      <text:h text:style-name="P148"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
      <text:p text:style-name="P74">***</text:p>
      <text:p text:style-name="P73"><text:span text:style-name="T10">&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10">&gt;</text:span></text:p>
      <text:p text:style-name="P73"/>
      <text:p text:style-name="P74">***</text:p>
      <text:p text:style-name="P77"/>
      <text:p text:style-name="P10"/>
      <text:p text:style-name="P77"><text:span text:style-name="T51">&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10">–</text:span> Ты могла бы нести меня телекинезом. Я, после того, как узнал о ваших способностях, удивлялся, почему ты этого не сделала?</text:p>
      <text:p text:style-name="P73"><text:span text:style-name="T10">–</text:span> Шутишь? <text:span text:style-name="T10">–</text:span> Селестия скосила на меня фиалковый глаз, продолжая колдовать с мешочком. <text:span text:style-name="T10">–</text:span> Ты бы потом не захотел бы видеть меня от перенесенного унижения.</text:p>
      <text:p text:style-name="P73"/>
      <text:p text:style-name="P73"><text:span text:style-name="T10">–</text:span> А дальше всё было хуже, намного хуже...</text:p>
      <text:p text:style-name="P73"/>
      <text:p text:style-name="P1"/>
      <text:p text:style-name="P73"/>
      <text:p text:style-name="P74">***</text:p>
      <text:p text:style-name="P77"/>
      <text:p text:style-name="P73"><text:soft-page-break/><text:span text:style-name="T10">&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77"/>
      <text:h text:style-name="P148" text:outline-level="2">Рейд пони-рэйнджеров</text:h>
      <text:p text:style-name="P73"/>
      <text:p text:style-name="P79">(леденящий душу триллер, музыка тревожная)</text:p>
      <text:p text:style-name="P75">&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10">–</text:span> Тьфу ты, б-бестия! <text:span text:style-name="T10">–</text:span> Мэдтроттер принялся протирать окровавленное лезвие. <text:span text:style-name="T10">–</text:span> Впервые такую тварь встречаю.</text:p>
      <text:p text:style-name="P73"><text:span text:style-name="T10">–</text:span> Не думаю, что она появится ещё. <text:span text:style-name="T10">–</text:span> Калрус вслушивался в лесной шум. Уши его поворачивались по ветру. <text:span text:style-name="T10">–</text:span> Ты её хорошенько угостил. По первому разряду!</text:p>
      <text:p text:style-name="P73"><text:span text:style-name="T10">–</text:span> У нас, в Аппалузе, это называется “салют легионера”, <text:span text:style-name="T10">–</text:span> усмехнулся Хорст. <text:span text:style-name="T10">–</text:span> Мало кто из врагов его переживает.</text:p>
      <text:p text:style-name="P73"><text:span text:style-name="T10">–</text:span> Первым дежуришь ты, Мэдди. Потом я. Калрус <text:span text:style-name="T10">—</text:span> последним, <text:span text:style-name="T10">–</text:span> решил я. <text:span text:style-name="T10">–</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10">–</text:span> Что за чертовщина? <text:span text:style-name="T10">–</text:span> Мэдтроттер трогал копытом лежащую на земле плеть лианы, которая медленно уползала в чащу, сворачиваясь в колючий клубок.</text:p>
      <text:p text:style-name="P73"><text:soft-page-break/><text:span text:style-name="T10">–</text:span> Не нравится мне это, <text:span text:style-name="T10">–</text:span> пробормотал Калрус, стряхивая с крыла зелёную плеть, свесившуюся с дерева и попытавшуюся обвить его махательный сустав. <text:span text:style-name="T10">–</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10">–</text:span> Да уж, <text:span text:style-name="T10">–</text:span> Мэдтроттер обнажил алебарду и закрепил её на ноге остриём вверх. <text:span text:style-name="T10">–</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10">–</text:span> Шанту?</text:p>
      <text:p text:style-name="P73"><text:span text:style-name="T10">–</text:span> Ваше Высочество? Мы никогда не встречали такое существо раньше и я…</text:p>
      <text:p text:style-name="P73"><text:span text:style-name="T10">–</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0">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10">&lt;</text:span><text:span text:style-name="T22">Добавить кокатрикса, мантикору и древесных волков. Тентаклианы переименовать в пландерсиды</text:span><text:span text:style-name="T10">&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10">–</text:span> Что за ерунда? <text:span text:style-name="T10">–</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pan text:style-name="T10">–</text:span> Не знаю, что за ерунда, но теперь становится ясно, откуда тут те черепа. <text:span text:style-name="T10">–</text:span> Я вытер накрыльный нож о траву и показал на две продолговатости, тускло белевшие в траве у самого ствола граба. <text:span text:style-name="T10">–</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10">–</text:span> Пхе, будет несколько <text:span text:style-name="T10">—</text:span> выберешь для них самый подходящий! <text:span text:style-name="T10">–</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10">&lt;</text:span><text:span text:style-name="T21">короткий</text:span><text:span text:style-name="T10">&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10">–</text:span> Ходят слухи, Стар <text:span text:style-name="T10">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0">—</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0">–</text:span> Мечтательно разглагольствовал Калрус.</text:p>
      <text:p text:style-name="P73"><text:span text:style-name="T10">–</text:span> Смотри, как бы ты сам после такой встречи не стал чудным материалом для <text:s/>чудовища, <text:span text:style-name="T10">–</text:span> проворчал Мэдтроттер. <text:span text:style-name="T10">–</text:span> Уж<text:span text:style-name="T1">о</text:span> оно картины с тобой малевать не станет! Вот, кстати, тебе хороший шанс обнюхаться с ним. Столбы пропали.</text:p>
      <text:p text:style-name="P73"><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10">–</text:span> Странно, кто-то ходил к замку после того, как он был заброшен, <text:span text:style-name="T10">–</text:span> пробормотал Мэдтроттер. <text:span text:style-name="T10">–</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10">–</text:span> Дискорд! Что их убило? <text:span text:style-name="T10">–</text:span> присвистнул обошедший Хорста с другой стороны Калрус.</text:p>
      <text:p text:style-name="P73"><text:span text:style-name="T10">–</text:span> Что бы их ни убило, нам с этим знакомиться ни к чему, <text:span text:style-name="T10">–</text:span> пробормотал Мэдтроттер озираясь. <text:span text:style-name="T10">–</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10">–</text:span> Это королевский конвой. Такие были на службе у принцесс ещё лет двадцать назад, до Раздора.</text:p>
      <text:p text:style-name="P73"><text:span text:style-name="T10">–</text:span> Такое впечатление, что… <text:span text:style-name="T10">–</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10">–</text:span> ...тут была засада <text:span text:style-name="T10">–</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10">—</text:span> туда мы и помчались, сопровождаемые хлопками и свистом вращающихся шаров.</text:p>
      <text:p text:style-name="P74">***</text:p>
      <text:p text:style-name="P73"><text:span text:style-name="T10">–</text:span> Откуда там останки пегасов? Кто мог поймать их там? Они могут уйти от любой засады.</text:p>
      <text:p text:style-name="P73"><text:span text:style-name="T10">–</text:span> Не знаю, как насчёт летунов, принцессса, но когда мы осматривали кости, на нас было совершено нападение...</text:p>
      <text:p text:style-name="P73"><text:span text:style-name="T10">–</text:span> Вот как? На королевскую стражу в центре Эквестрии? Кто же это был?</text:p>
      <text:p text:style-name="P73"><text:span text:style-name="T10">–</text:span> Лианы, принцесса. <text:span text:style-name="T10">–</text:span> Кимеринн отчеканил последнюю фразу, глядя прямо перед собой. <text:span text:style-name="T10">–</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0">– </text:span>сорок. Мы назвали их <text:span text:style-name="T10">&lt;</text:span><text:span text:style-name="T21">???</text:span><text:span text:style-name="T10">&gt;</text:span></text:p>
      <text:p text:style-name="P73">Луна обошла Кимеринна. </text:p>
      <text:p text:style-name="P73"><text:span text:style-name="T10">–</text:span> У вас рассечен бок. И колотая рана на шее.</text:p>
      <text:p text:style-name="P73"><text:span text:style-name="T10">–</text:span> Не уследил за лианой, Ваше Высочество. Ерунда. Калрус вовремя отсёк плеть. <text:span text:style-name="T10">–</text:span> Голубые глаза Кимеринна смотрели прямо сквозь Луну, не мигая.</text:p>
      <text:p text:style-name="P73"><text:span text:style-name="T10">–</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10">–</text:span> Я ценю вашу службу и хочу достойно наградить вас. Спрашивайте.</text:p>
      <text:p text:style-name="P73"><text:span text:style-name="T10">–</text:span> Мне… мне ничего не нужно, Ваше Высочество. <text:span text:style-name="T10">–</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oft-page-break/><text:span text:style-name="T10">–</text:span> Кимеринн, вы окажете своей принцессе услугу, если согласитесь <text:s/>принять от неё награду! <text:span text:style-name="T10">–</text:span> Если бы он понял… Как когда-то понял Амарок… Аликорны <text:span text:style-name="T10">—</text:span> тоже живые существа. И они очень одиноки…</text:p>
      <text:p text:style-name="P73"><text:span text:style-name="T10">–</text:span> Хорошо, Ваше Высочество. <text:span text:style-name="T10">–</text:span> Кимеринн смотрел не мигая в точку прямо перед собой. <text:span text:style-name="T10">–</text:span> Я хочу… в награду… обращаться к вам на “ты”!</text:p>
      <text:p text:style-name="P73">Туман застилал глаза Луне. Она смотрела на него <text:span text:style-name="T10">—</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10">–</text:span> Ну что же… Я рада оказать такую услугу… Тебе…</text:p>
      <text:p text:style-name="P73"><text:span text:style-name="T10">–</text:span> Принцесса…</text:p>
      <text:p text:style-name="P73"><text:span text:style-name="T10">–</text:span> Луна, мой дорогой. Для тебя <text:span text:style-name="T10">—</text:span> Луна…</text:p>
      <text:p text:style-name="P73">...</text:p>
      <text:p text:style-name="P73"/>
      <text:h text:style-name="P148" text:outline-level="2">Рейд пони-рэйнджеров-2 (<text:span text:style-name="T21">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Внутренности этого металлического “корабля” не вызывали у меня доверия. Но Вечнодикий лес после встречи с <text:span text:style-name="T10">&lt;</text:span><text:span text:style-name="T21">гидрорысью</text:span><text:span text:style-name="T10">&gt;</text:span> и нападением <text:span text:style-name="T10">&lt;</text:span><text:span text:style-name="T21">тентаклиан</text:span><text:span text:style-name="T10">&gt;</text:span> казался мне ещё опаснее. А если этот корабль обследовать как следует…</text:p>
      <text:p text:style-name="P73"><text:span text:style-name="T10">–</text:span> Заночуем внутри. - <text:span text:style-name="T1">р</text:span>ешил я.</text:p>
      <text:p text:style-name="P73"><text:span text:style-name="T10">&lt;</text:span><text:span text:style-name="T21">Нужен ли тут самолёт? Нужен артефакт из Fallout Equestria - летучий корабль</text:span>?<text:span text:style-name="T10">&gt;</text:span></text:p>
      <text:p text:style-name="P73">Утро встретило нас туманом. Я пытался рассмотреть руины замка на противоположном берегу.</text:p>
      <text:p text:style-name="P73"><text:span text:style-name="T10">–</text:span> Идти опасно. Засаду прозевать <text:span text:style-name="T10">—</text:span> как два пера об мостовую. Хорст, я слетаю в разведку. Не нравится мне это болото.</text:p>
      <text:p text:style-name="P73"><text:span text:style-name="T10">–</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0">–</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10">–</text:span> Заметил что-то. <text:span text:style-name="T10">–</text:span> Хорст приставил копыто ко лбу, пытаясь рассмотретьчто-то против солнца. <text:span text:style-name="T10">–</text:span> Нет, летит обратно. Ох-х-х-х-х!</text:p>
      <text:p text:style-name="P7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10">–</text:span> Поворачивайте, уходите от болота! <text:span text:style-name="T10">–</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pan text:style-name="T10">–</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10">–</text:span> Не в крыло, а в ногу, <text:span text:style-name="T10">–</text:span> проворчал я, стаскивая зубами с задней ноги толстую плеть плюща, гладко отрубленную стилетом. <text:span text:style-name="T10">–</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10">– </text:span>Схватил бы за крыло <text:span text:style-name="T10">—</text:span> я бы не вырвался.</text:p>
      <text:p text:style-name="P73">Я взглянул вверх. На металлической стенке чётко отпечатались четыре полукруга копыт. </text:p>
      <text:p text:style-name="P73"><text:span text:style-name="T10">–</text:span> И пришлось бы тебе за меня во дворце отдуваться.</text:p>
      <text:p text:style-name="P73"><text:span text:style-name="T10">–</text:span> Нашел что-нибудь интересное в развалинах?</text:p>
      <text:p text:style-name="P73"><text:span text:style-name="T10">–</text:span> А как же! Странное такое. Похожее на обезьяну. Но стройнее и грациознее. И оно было одето…</text:p>
      <text:p text:style-name="P73"><text:span text:style-name="T10">–</text:span> Одето?</text:p>
      <text:p text:style-name="P73"><text:span text:style-name="T10">–</text:span> Да, в потёртые джинсы и куртку. И на спине было что-то вроде перемётной сумки. Не успел как следует расмотреть <text:span text:style-name="T10">—</text:span> оно скрылось в кустах. Что его отличало от обезьяны <text:span text:style-name="T10">—</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10">–</text:span> Ещ одно неизвестное чудовище! <text:s/>Что-то их тут много развелось.</text:p>
      <text:p text:style-name="P73">Я крепко задумался. Принцесса приказывала <text:span text:style-name="T10">—</text:span> нет, не приказывала <text:span text:style-name="T10">—</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10">–</text:span> Куда идём, Кэп? <text:span text:style-name="T10">–</text:span> Мэд прилаживал сумки, затягивая и застёгивая всевозможные ремешки. Калрус устало встряхнулся и тоже начал шнуроваться.</text:p>
      <text:p text:style-name="P73">“В замок”, <text:span text:style-name="T10">–</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10">–</text:span> Вы ведь в неопасное место идёте, да?</text:p>
      <text:p text:style-name="P73"><text:span text:style-name="T10">–</text:span> Да, Силк Мэйн, в неопасное.</text:p>
      <text:p text:style-name="P73"><text:span text:style-name="T10">–</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10">–</text:span> Силк, не волнуйся, если будет опасно, мы сразу же повернём. (И пойдём другой дорогой <text:span text:style-name="T10">—</text:span> додумал я).</text:p>
      <text:p text:style-name="P73">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10">—</text:span> ничтожны.</text:p>
      <text:p text:style-name="P73"><text:span text:style-name="T10">–</text:span> Возвращаемся, Мэдди, <text:span text:style-name="T10">–</text:span> решил я. <text:span text:style-name="T10">–</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48" text:outline-level="2">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10">–</text:span> Пони умеют переносить тяготы, Макс. <text:span text:style-name="T10">–</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oft-page-break/><text:span text:style-name="T10">&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73"><text:span text:style-name="T10">&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0">&gt;</text:span></text:p>
      <text:p text:style-name="P73"/>
      <text:p text:style-name="P73"/>
      <text:p text:style-name="P73"/>
      <text:p text:style-name="P73"><text:span text:style-name="T10">–</text:span> Тия, я…</text:p>
      <text:p text:style-name="P73"><text:span text:style-name="T10">–</text:span> Не говори ничего! Твайлайт нашла в архиве северного крыла полузаконченное заклинание <text:span text:style-name="T10">C</text:span>вирла Бородатого. “Защита от неведомой угрозы” <text:span text:style-name="T10">—</text:span> так он назвал его. Синопсис восстановить не удалось <text:span text:style-name="T10">—</text:span> Свирл записал его на некачественной бумаге. Треть заклинания Твайли восстановила экстраполяцией <text:span text:style-name="T10">—</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10">—</text:span> всего лишь появился ты! <text:span text:style-name="T10">–</text:span> это слово Селестия выдохнула мне в лицо, буквально ткнув меня носом. <text:span text:style-name="T10">–</text:span> И всё это время я думала <text:span text:style-name="T10">—</text:span> кто ты? Наше спасение, или всего лишь горькая шутка судьбы? И я до сих пор не знаю. </text:p>
      <text:p text:style-name="P73">Ты извини, Макс, я разнервничалась/ <text:span text:style-name="T10">–</text:span> Селестия отвернулась от меня. Я протянул руку и осторожно поправил локон переливающейся гривы. <text:span text:style-name="T10">–</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pan text:style-name="T10">–</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10">–</text:span> Я не смогу сделать тебя счастливой, Тия, <text:span text:style-name="T10">–</text:span> я покачал головой. <text:span text:style-name="T10">– </text:span>Я не знаю, чем вам помочь. Скорее всего, я попал сюда случайно.</text:p>
      <text:p text:style-name="P73"><text:span text:style-name="T10">–</text:span> Я так и думала, <text:span text:style-name="T10">–</text:span> кивнула головой Селестия. <text:span text:style-name="T10">–</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4"/>
      <text:p text:style-name="P83">Она вытянула шею и начала по очереди сгибать-разгибать ноги, разминая суставы.</text:p>
      <text:p text:style-name="P83"><text:span text:style-name="T10">–</text:span> Слишком поздно, <text:span text:style-name="T10">–</text:span> пробормотала она, глядя через панорамное окно на ночное небо. <text:span text:style-name="T10">–</text:span> Даже, скорее, рано. Сестра скоро вернётся.</text:p>
      <text:p text:style-name="P73"/>
      <text:p text:style-name="P73"><text:span text:style-name="T10">–</text:span> Макс, <text:span text:style-name="T10">–</text:span> обернулась она ко мне, <text:span text:style-name="T10">–</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0">—</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oft-page-break/><text:span text:style-name="T10">–</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48" text:outline-level="2"/>
      <text:h text:style-name="P148"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oft-page-break/><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
      <text:h text:style-name="P148" text:outline-level="2">Первый сеанс двойного сна. Рэрити</text:h>
      <text:p text:style-name="P73"/>
      <text:p text:style-name="P73"><text:span text:style-name="T10">&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1">Сон одновременно смотрели Рэрити, Пинки и РД. Флатти и ЭйДжей не успели подойти вовремя, т.к. жили за городом.</text:span><text:span text:style-name="T10">&gt;</text:span></text:p>
      <text:p text:style-name="P73"/>
      <text:p text:style-name="P73">Когда я вернулся в библиотеку, Твайлайт и Спайк уже соорудили нечто вроде мягкого уголка на втором этаже.</text:p>
      <text:p text:style-name="P73"><text:span text:style-name="T10">–</text:span> Кровать для тебя маловата, Макс, <text:span text:style-name="T10">–</text:span> извиняющимся тоном сообщила Твайлайт. <text:span text:style-name="T10">–</text:span> Мы сдвинули два матраса на полу. Вы с Рэрити должны поместиться.</text:p>
      <text:p text:style-name="P73"><text:span text:style-name="T10">–</text:span> Может, и поместимся. Но, вообще, я во сне верчусь.</text:p>
      <text:p text:style-name="P73"><text:span text:style-name="T10">–</text:span> Не страшно, ты не успеешь… <text:span text:style-name="T10">–</text:span> её слова были заглушены звоном входного колокольчика. Хлопнула дверь и в читальный зал вошла светлая единорожка.</text:p>
      <text:p text:style-name="P73"><text:span text:style-name="T10">–</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0">—</text:span> всё это придавало Рэрити неожиданный шарм.</text:p>
      <text:p text:style-name="P73"><text:span text:style-name="T10">–</text:span> Рэрити, ты выглядишь… Замечательно выглядишь! <text:span text:style-name="T10">–</text:span> растерянно пролепетала Твайлайт.</text:p>
      <text:p text:style-name="P73"><text:span text:style-name="T10">–</text:span> Дааааааа… Замечательно! <text:span text:style-name="T10">–</text:span> наконец-то смог закрыть рот <text:span text:style-name="T1">и втянуть слюни </text:span>Спайк.</text:p>
      <text:p text:style-name="P73"><text:span text:style-name="T10">–</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0">–</text:span> смущённо сказала Рэрити, глядя мимо меня своими фиолетовыми глазами.</text:p>
      <text:p text:style-name="P73"><text:span text:style-name="T10">–</text:span> Спасибо, Рэрити. Ты выглядишь потрясно. <text:span text:style-name="T10">–</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oft-page-break/><text:span text:style-name="T10">–</text:span> Ну что же, если готовы <text:span text:style-name="T1">—</text:span> ложитесь на матрас и расслабьтесь. Вы должны касаться друг-друга. <text:span text:style-name="T10">–</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10">–</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10">–</text:span> Готовы? <text:span text:style-name="T10">–</text:span> Спросила Твайлайт.</text:p>
      <text:p text:style-name="P73"><text:span text:style-name="T10">–</text:span> Я готова. <text:span text:style-name="T10">–</text:span> <text:span text:style-name="T1">о</text:span>тозвалась Рэрити.</text:p>
      <text:p text:style-name="P73"><text:span text:style-name="T10">–</text:span> Готов. <text:span text:style-name="T10">–</text:span> <text:span text:style-name="T1">с</text:span>казал я.</text:p>
      <text:p text:style-name="P7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48" text:outline-level="2">Сон Макса</text:h>
      <text:p text:style-name="P110"/>
      <text:p text:style-name="P73"><text:span text:style-name="T10">&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pan text:style-name="T26">–</text:span><text:span text:style-name="T21"> Готова, </text:span><text:span text:style-name="T26">–</text:span><text:span text:style-name="T21"> процедила она.</text:span><text:span text:style-name="T10">&gt;</text:span></text:p>
      <text:p text:style-name="P74">***</text:p>
      <text:p text:style-name="P73"><text:span text:style-name="T10">–</text:span> Вставай, Макс! <text:span text:style-name="T10">–</text:span> Маленькое копыто надавливало мне на грудь, делая энергичные круговые движения.</text:p>
      <text:p text:style-name="P73"><text:span text:style-name="T10">–</text:span> Твайлайт? <text:span text:style-name="T10">–</text:span> Взгляд сфокусировался на лавандовой единорожке, озабоченно осматривающей меня и продолжающей массаж в области сердца.</text:p>
      <text:p text:style-name="P73"><text:span text:style-name="T10">–</text:span> Мне не понравился цвет твоей мордочки. Ты стал слишком бледный. Я решила прервать твой сон. Как ты себя ...</text:p>
      <text:p text:style-name="P73"><text:span text:style-name="T10">–</text:span> … чувствуешь, дорогая Рэрити?! Я могу чем-нибудь помочь? Вот, выпей воды! <text:span text:style-name="T10">–</text:span> <text:span text:style-name="T1">д</text:span>ракончик метался вокруг светлой единорожки, в волнении заламывая лапки.</text:p>
      <text:p text:style-name="P73"><text:span text:style-name="T10">–</text:span> Спасибо, Спайк! Ты очень любезен! <text:span text:style-name="T10">–</text:span> Рэрити приподнялась на матрасе и сделала пару глотков из услужливо поднесенного Спайком стакана.</text:p>
      <text:p text:style-name="P73"><text:span text:style-name="T10">–</text:span> Я в порядке. Что-то удалось узнать? <text:span text:style-name="T10">–</text:span> обратился я к Рэрити.</text:p>
      <text:p text:style-name="P73"><text:span text:style-name="T10">–</text:span> Я всё расскажу, <text:span text:style-name="T10">–</text:span> кивнула единорожка. <text:span text:style-name="T10">–</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10">–</text:span> Годится, <text:span text:style-name="T10">–</text:span> кивнула Твайлайт. <text:span text:style-name="T10">–</text:span> Тогда до завтрашнего вечера каждый свободен и занимается своими делами.</text:p>
      <text:p text:style-name="P73"><text:span text:style-name="T10">– </text:span>Да, Макс?</text:p>
      <text:p text:style-name="P73"><text:soft-page-break/><text:span text:style-name="T10">–</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10">–</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10">–</text:span> Я помогу-у-у-у! <text:span text:style-name="T10">–</text:span> <text:span text:style-name="T1">з</text:span>апрыгала на месте Пинки.</text:p>
      <text:p text:style-name="P73"><text:span text:style-name="T10">–</text:span> Я помогу! <text:span text:style-name="T10">–</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10">–</text:span> Я первая предложила! <text:span text:style-name="T10">–</text:span> возмутилась Пинки.</text:p>
      <text:p text:style-name="P73"><text:span text:style-name="T10">–</text:span> Предложила не ты, а Твайлайт. <text:span text:style-name="T10">–</text:span> <text:span text:style-name="T1">п</text:span>арировала Рэйнбоу Дэш.</text:p>
      <text:p text:style-name="P73"><text:span text:style-name="T10">–</text:span> Не ссорьтесь, <text:span text:style-name="T1">кобылки</text:span>! Давайте сегодня мне показывает Понивилль Пинки, а завтра <text:span text:style-name="T1">—</text:span> ты, Рэйнбоу. <text:span text:style-name="T10">–</text:span> <text:span text:style-name="T1">п</text:span>редложил я. <text:span text:style-name="T10">–</text:span> Годится?</text:p>
      <text:p text:style-name="P73"><text:span text:style-name="T10">–</text:span> Лады. <text:span text:style-name="T10">–</text:span> проворчала пегаска. <text:span text:style-name="T10">–</text:span> Приходи завтра на девять к библиотеке. Нет, лучше на десять.</text:p>
      <text:p text:style-name="P73"><text:span text:style-name="T10">–</text:span> Хорошо, Рэйнбоу Дэш. Договорились.</text:p>
      <text:p text:style-name="P73"><text:span text:style-name="T10">–</text:span> Пошли-пошли-пошли-пошли, <text:span text:style-name="T10">–</text:span> подталкивала меня головой к выходу Пинки. <text:span text:style-name="T10">–</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48" text:outline-level="2">День с Пинки</text:h>
      <text:p text:style-name="P73"/>
      <text:p text:style-name="P7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10">–</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0">–</text:span> <text:span text:style-name="T1">э</text:span>нергия Пинки была неиссякаема.</text:p>
      <text:p text:style-name="P73"><text:span text:style-name="T10">–</text:span> Ффух! Дай отдышаться.</text:p>
      <text:p text:style-name="P73"><text:span text:style-name="T10">–</text:span> Устал? <text:span text:style-name="T10">–</text:span> <text:span text:style-name="T1">у</text:span>частливо спросила Пинки.</text:p>
      <text:p text:style-name="P73"><text:span text:style-name="T10">–</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10">–</text:span> Да? Тогда пойдём перекусим.</text:p>
      <text:p text:style-name="P73">Манерный пони-оффициант выслушал наши пожелания и удалился.</text:p>
      <text:p text:style-name="P73"><text:span text:style-name="T10">–</text:span> А какой у тебя был образ жизни?</text:p>
      <text:p text:style-name="P73"><text:span text:style-name="T10">–</text:span> В основном, <text:span text:style-name="T1">э</text:span>сидячий.</text:p>
      <text:p text:style-name="P73"><text:span text:style-name="T10">–</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10">–</text:span> А у нас сидячая работа в порядке вещей.</text:p>
      <text:p text:style-name="P73"><text:soft-page-break/><text:span text:style-name="T10">–</text:span> Ужас-ужас! <text:span text:style-name="T10">–</text:span> Пинки прижала копыта передних ног к голове. <text:span text:style-name="T10">–</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10">&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73"/>
      <text:h text:style-name="P148" text:outline-level="2"/>
      <text:p text:style-name="P110"/>
      <text:p text:style-name="P110"/>
      <text:p text:style-name="P73"><text:span text:style-name="T10">&lt;</text:span><text:span text:style-name="T21">Подходя к замку Принцесс, Дэш рассказывает Максу обо сне, который она утаила - с Леро.</text:span><text:span text:style-name="T10">&gt;</text:span> </text:p>
      <text:p text:style-name="P73"><text:span text:style-name="T10">&lt;</text:span><text:span text:style-name="T21">Кто следующий готов рассказывать?</text:span></text:p>
      <text:p text:style-name="P80">Пинки дёрнулась на месте, но промолчала.</text:p>
      <text:p text:style-name="P73"><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10">&gt;</text:span></text:p>
      <text:p text:style-name="P73"><text:span text:style-name="T10">&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80">После чего происходит исчезновение Селестии. Макс + Шестёрка (без Пинки и Рэрити <text:span text:style-name="T10">—</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text:span><text:span text:style-name="T21">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10">&gt;</text:span></text:p>
      <text:p text:style-name="P77"/>
      <text:p text:style-name="P73"><text:span text:style-name="T10">–</text:span> Ну ладно, посижу ночью над книгами. Кто следующий? <text:span text:style-name="T10">– </text:span>Твайлайт посмотрела на Пинки, но та только тёрла копытом висок и морщила лоб, словно пытаясь что-то вспомнить.</text:p>
      <text:p text:style-name="P73"><text:span text:style-name="T10">–</text:span> Я расскажу, - шагнула вперёд радужная пегаска. <text:span text:style-name="T10">–</text:span> Хотя вряд ли ты узнаешь что-то полезное. Там дискордовщина какая-то…</text:p>
      <text:p text:style-name="P73"/>
      <text:h text:style-name="P148" text:outline-level="2"/>
      <text:p text:style-name="P74">***</text:p>
      <text:p text:style-name="P73"><text:span text:style-name="T10">–</text:span> А дальше ты спихнула меня с него и стала приводить его в чувство. <text:span text:style-name="T10">–</text:span> <text:span text:style-name="T1">з</text:span>акончила рассказа Рэйнбоу Дэш.</text:p>
      <text:p text:style-name="P73"><text:span text:style-name="T10">–</text:span> Хм. Несколько эпизодов, включая рекурсивный сон. И опять сфера из светящихся точек. <text:span text:style-name="T10">–</text:span> <text:span text:style-name="T1">о</text:span>тметила Твайлайт.</text:p>
      <text:p text:style-name="P73"><text:span text:style-name="T10">–</text:span> Что такое “рекурсивный сон”?</text:p>
      <text:p text:style-name="P73"><text:soft-page-break/><text:span text:style-name="T10">–</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0">–</text:span> <text:span text:style-name="T1">п</text:span>овернулась Твайлайт к розовой земнопони.</text:p>
      <text:p text:style-name="P73"/>
      <text:h text:style-name="P148"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10">–</text:span> И в твоём мире нет пони-пегасов и пони-единорогов? Есть только земнопони? <text:span text:style-name="T10">–</text:span> допытывалась РД.</text:p>
      <text:p text:style-name="P73"><text:span text:style-name="T10">–</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10">&lt;</text:span><text:span text:style-name="T22">название</text:span><text:span text:style-name="T10">&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pan text:style-name="T10">–</text:span> Ну хорошо, а кто вами правит? Аликорн? Драконикус? Какой-нибудь человек с рогом во лбу? Или у вас нет правителя?</text:p>
      <text:p text:style-name="P73"><text:span text:style-name="T10">–</text:span> Нет, почему? Правитель есть. Только он не постоянный. Его избирают. Раз в несколько лет.</text:p>
      <text:p text:style-name="P73"><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span text:style-name="T10">&lt;</text:span><text:span text:style-name="T22">изменить причину удивления</text:span><text:span text:style-name="T10">&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pan text:style-name="T10">–</text:span> Хм. Узнаю походку Твайлайт. Что-то случилось. <text:span text:style-name="T10">–</text:span> заметила <text:span text:style-name="T1">пегаска</text:span>.</text:p>
      <text:p text:style-name="P73">И впрямь, на запыхавшейся единорожке лица не было.</text:p>
      <text:p text:style-name="P73"><text:span text:style-name="T10">–</text:span> Она исчезла!!! <text:span text:style-name="T10">–</text:span> Твайлайт не могла отдышаться.</text:p>
      <text:p text:style-name="P73"><text:span text:style-name="T10">–</text:span> Кто <text:span text:style-name="T1">—</text:span> она??? <text:span text:style-name="T10">–</text:span> <text:span text:style-name="T1">х</text:span>ором воскликнули мы и переглянулись.</text:p>
      <text:p text:style-name="P73"><text:span text:style-name="T10">–</text:span> Прин-цес-са Се-лес-ти-я! <text:span text:style-name="T10">–</text:span> <text:span text:style-name="T1">п</text:span>о слогам отчеканила Твайлайт. <text:span text:style-name="T10">–</text:span> Только это между нами. Государственная тайна. Нас вызывают в Кантерлот.</text:p>
      <text:p text:style-name="P73"><text:span text:style-name="T10">–</text:span> Ну и дела, <text:span text:style-name="T10">–</text:span> покачала головой Д<text:span text:style-name="T1">эш</text:span>. <text:span text:style-name="T10">–</text:span> Я слетаю за остальными. Мы ещё успеем на вечерний поезд.</text:p>
      <text:p text:style-name="P73"><text:span text:style-name="T10">–</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pan text:style-name="T10">–</text:span> Рада видеть вас, мои дорогие, <text:span text:style-name="T10">–</text:span> поприветствовала Луна кобылок. Я удостоился едва заметного кивка. <text:span text:style-name="T10">–</text:span> А где элементы Щедрости и Веселья?</text:p>
      <text:p text:style-name="P73"><text:span text:style-name="T10">–</text:span> Рэрити осталась ухаживать за Пинки. Та очень больна, <text:span text:style-name="T10">–</text:span> выступила за всех Твайлайт. <text:span text:style-name="T10">–</text:span> Что произошло? Стража сказала нам…</text:p>
      <text:p text:style-name="P73"><text:span text:style-name="T10">–</text:span> Увы, они не солгали. Моя сестра пропала вчера утром. Стража видела её накануне вечером, но утром нашли только примятую постель. Я знаю, <text:span text:style-name="T10">–</text:span> тут Луна повернулась ко мне и с едва заметным сарказмом продолжила, <text:span text:style-name="T10">–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oft-page-break/><text:span text:style-name="T10">–</text:span> Не могу ничем помочь. Я знаю не больше твоего.</text:p>
      <text:p text:style-name="P73">Луна как будто ожидала такой ответ.</text:p>
      <text:p text:style-name="P73"><text:span text:style-name="T10">–</text:span> В таком случае мне понадобится твоя помощь, <text:span text:style-name="T10">–</text:span> Луна кивнула Твайлайт. <text:span text:style-name="T10">–</text:span> Ты была её ближайшей и лучшей ученицей и, я надеюсь, поможешь понять мне, где она находится сейчас.</text:p>
      <text:p text:style-name="P73"><text:span text:style-name="T10">–</text:span> Приложу все усилия, Ваше Высочество. Но мне понадобится провести некоторое время в библиотеке Кантерлота.</text:p>
      <text:p text:style-name="P73"><text:span text:style-name="T10">–</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48" text:outline-level="2">Поиск решения</text:h>
      <text:p text:style-name="P110"/>
      <text:p text:style-name="P73"><text:span text:style-name="T10">–</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2">Луна приносит в жертву свою кровь, чтобы путешествие к замку прошло без потерь. Жертва не принимается — Дэш погибает</text:span>&gt;</text:p>
      <text:p text:style-name="P73"><text:span text:style-name="T10">&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77"/>
      <text:p text:style-name="P73"><text:span text:style-name="T10">&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10">&gt;</text:span></text:p>
      <text:p text:style-name="P73"/>
      <text:h text:style-name="P148"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10">—</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text:soft-page-break/>”...eing” <text:span text:style-name="T10">—</text:span> виднелось под листвой плюща.</text:p>
      <text:p text:style-name="P73">“Откуда здесь взялся рухнувший Боинг?” <text:span text:style-name="T10">&lt;</text:span><text:span text:style-name="T22">Дуглас </text:span><text:span text:style-name="T26">—</text:span><text:span text:style-name="T22"> </text:span><text:span text:style-name="T26">DC-3</text:span><text:span text:style-name="T10">&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10">&lt;</text:span><text:span text:style-name="T21">высоко летать нельзя из-за молний</text:span><text:span text:style-name="T10">&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10">—</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oft-page-break/><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1">двухмесячной</text:span><text:span text:style-name="T10">&gt;</text:span> давности осталось лишь направление движения.</text:p>
      <text:p text:style-name="P73">И опять, как <text:span text:style-name="T10">&lt;</text:span><text:span text:style-name="T21">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text:soft-page-break/>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10">&lt;</text:span><text:span text:style-name="T21">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oft-page-break/><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1">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10">&lt;</text:span><text:span text:style-name="T21">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1">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3"/>
      <text:h text:style-name="P148"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10">&lt;</text:span><text:span text:style-name="T21">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text:soft-page-break/>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8"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10">&gt;</text:span>\Привет, Нексус. Это Макс.</text:p>
      <text:p text:style-name="P73"><text:span text:style-name="T10">&lt;\</text:span>Привет, Макс. Рад тебя видеть.</text:p>
      <text:p text:style-name="P78">Хм. Блок эмоций? Или просто модификация стандартного приветствия?</text:p>
      <text:p text:style-name="P73"><text:span text:style-name="T10">&gt;\</text:span>Нексус, отключи память событий за последнюю неделю.</text:p>
      <text:p text:style-name="P73"><text:span text:style-name="T10">&lt;\</text:span>Выполнено, Макс.</text:p>
      <text:p text:style-name="P73"><text:span text:style-name="T10">&gt;</text:span>\Задача по корпоративной логике. Выдай наиболее оптимальное решение.</text:p>
      <text:p text:style-name="P73"><text:span text:style-name="T10">&lt;\</text:span>Жду с нетерпением, Макс.</text:p>
      <text:p text:style-name="P73"><text:span text:style-name="T10">&gt;\</text:span>Постановка задачи.</text:p>
      <text:p text:style-name="P73"><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10">&gt;\</text:span>Ограничения.</text:p>
      <text:p text:style-name="P73"><text:span text:style-name="T10">&gt;\</text:span>Ты не можешь подать в суд на компанию Б и ждать результатов, так как за время разбирательства компания А обанкротится.</text:p>
      <text:p text:style-name="P73"><text:span text:style-name="T10">&gt;\</text:span>Задание.</text:p>
      <text:p text:style-name="P73"><text:soft-page-break/><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10">&lt;\</text:span>Задача принята...</text:p>
      <text:p text:style-name="P73"><text:span text:style-name="T10">&lt;\</text:span>...</text:p>
      <text:p text:style-name="P73"><text:span text:style-name="T10">&lt;\</text:span>...</text:p>
      <text:p text:style-name="P73"><text:span text:style-name="T10">&lt;\</text:span>Решение:</text:p>
      <text:p text:style-name="P73"><text:span text:style-name="T10">&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text:soft-page-break/>…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10">&lt;</text:span><text:span text:style-name="T21">трёх</text:span><text:span text:style-name="T10">&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10">&lt;</text:span><text:span text:style-name="T21">три месяца</text:span><text:span text:style-name="T10">&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10">&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8" text:outline-level="2"><text:soft-page-break/>Безнадёжность</text:h>
      <text:p text:style-name="P77">&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1">расширить</text:span><text:span text:style-name="T10">&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1">расширить</text:span><text:span text:style-name="T10">&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1">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1">пять</text:span><text:span text:style-name="T10">&gt;</text:span>длинную прореху в куртке, <text:span text:style-name="T10">&lt;</text:span><text:span text:style-name="T21">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1">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10">&lt;</text:span><text:span text:style-name="T21">подать фонарь под другим сосусом</text:span><text:span text:style-name="T10">&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1">уменьшить подозрения — о них должен догадаться Макс</text:span><text:span text:style-name="T10">&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1">улучшить</text:span><text:span text:style-name="T10">&gt;</text:span>. А тот случай, когда мне пришлось зашивать тебе куртку после нападения убийц <text:span text:style-name="T10">&lt;</text:span><text:span text:style-name="T21">клоунов/санта-клаусов</text:span><text:span text:style-name="T10">&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8" text:outline-level="2"><text:soft-page-break/>След?</text:h>
      <text:p text:style-name="P110"/>
      <text:p text:style-name="P73"><text:span text:style-name="T10">&lt;</text:span><text:span text:style-name="T21">сначала эпизод - проверка сумки в серверной</text:span><text:span text:style-name="T10">&gt;</text:span></text:p>
      <text:p text:style-name="P73"><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10">&lt;</text:span><text:span text:style-name="T21">“Последний Единорог” Питера Бигла</text:span><text:span text:style-name="T10">&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10">&lt;</text:span><text:span text:style-name="T21">расширить. Перед кафешкой - диалог с Флатти и ЭйДжей. Все думают, что наконец-то нашли Селестию. Все ликуют</text:span><text:span text:style-name="T10">&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text:soft-page-break/></text:p>
      <text:p text:style-name="P73"><text:span text:style-name="T10">&lt;</text:span><text:span text:style-name="T21">Расширить сцену в кафе. Ожидание, подьём и… падение ожиданий</text:span><text:span text:style-name="T10">&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10">&lt;</text:span><text:span text:style-name="T21">упомянуть болезнь Флатти в соответствующем разделе</text:span><text:span text:style-name="T10">&gt;</text:span></text:p>
      <text:p text:style-name="P73"><text:soft-page-break/>–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8" text:outline-level="2">Озарение</text:h>
      <text:p text:style-name="P73"/>
      <text:p text:style-name="P73"><text:span text:style-name="T10">&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0">– </text:span>Ну хорошо. Убедила. В конце-концов, можем поступить так. Вы с Флатти вернётесь обратно а я продолжу поиски здесь.</text:p>
      <text:p text:style-name="P9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0">– </text:span>Вы можете связываться со мной раз в месяц по коридору.</text:p>
      <text:p text:style-name="P9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0">– </text:span>Конечно оставаться. Кто ещё, кроме нас, может найти её?</text:p>
      <text:p text:style-name="P93"><text:span text:style-name="T10">– </text:span>Я думал, ты не сможешь оставить Энджела и всех остальных надолго.</text:p>
      <text:p text:style-name="P9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0">– </text:span>Извини, Флаттершай, забылся.</text:p>
      <text:p text:style-name="P98"><text:span text:style-name="T10">– </text:span>Та ладно, я ж не против, – возразила Эпплджек. – Не парься, Флатти. Было б хуже, если б он <text:s/>назвал меня Эпплджек на людях.</text:p>
      <text:p text:style-name="P98"><text:span text:style-name="T10">– </text:span>Ты так... – запнулась Флаттершай. – Так быстро забыла свою ферму. И...</text:p>
      <text:p text:style-name="P9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0">– </text:span>Как ты можешь так говорить? – расплакалась Флаттершай.</text:p>
      <text:p text:style-name="P98"><text:span text:style-name="T10">– </text:span>Эй, девушки, не ссорьтесь! Мы — одна команда! И надеюсь, останемся ею и в дальнейшем. </text:p>
      <text:list xml:id="list6628951004567820593" text:style-name="L5">
        <text:list-header>
          <text:p text:style-name="P16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oft-page-break/><text:span text:style-name="T10">– </text:span>А если нет? – Эпплджек смотрела мне мне прямо в глаза.</text:p>
      <text:list xml:id="list38755426" text:continue-numbering="true" text:style-name="L5">
        <text:list-header>
          <text:p text:style-name="P166">Я молча пожал плечами. Эпплджек уверенно продолжила.</text:p>
        </text:list-header>
      </text:list>
      <text:p text:style-name="P9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0">– </text:span>Спасибо, ЭйДжей.</text:p>
      <text:p text:style-name="P9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738510" text:continue-numbering="true" text:style-name="L5">
        <text:list-header>
          <text:p text:style-name="P166">Флаттершай пробормотала нечто, показавшееся мне знакомым.</text:p>
        </text:list-header>
      </text:list>
      <text:p text:style-name="P98"><text:span text:style-name="T10">– </text:span>Флатти, ты что-то сказала? Я не расслышал.</text:p>
      <text:p text:style-name="P98"><text:span text:style-name="T10">– </text:span>Намерение Изменяет Реальность.</text:p>
      <text:p text:style-name="P98"><text:span text:style-name="T10">– </text:span>Эээ. А где ты слышала эту фразу, если не секрет?</text:p>
      <text:p text:style-name="P98"><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750756" text:continue-numbering="true" text:style-name="L5">
        <text:list-header>
          <text:p text:style-name="P166">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0">– </text:span>Флатти, ЭйДжей, буду через час. Ждите!</text:p>
      <text:p text:style-name="P93"/>
      <text:h text:style-name="P149" text:outline-level="2">Почти.</text:h>
      <text:p text:style-name="P111"/>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0">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text:soft-page-break/>–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9" text:outline-level="2">Дискорд</text:h>
      <text:p text:style-name="P110"/>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1">Найти более природный повод упомянуть о наваре. </text:span><text:span text:style-name="T21">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1">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1706231173744218516" text:style-name="L6">
        <text:list-header>
          <text:p text:style-name="P16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4"><text:span text:style-name="T10">–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4256384970242956241" text:style-name="L7">
        <text:list-header>
          <text:p text:style-name="P15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1">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2">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1">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1">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0">–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text:soft-page-break/></text:p>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2">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9">–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0">&lt;</text:span>упомянуть в эпизоде на Терре, что МЛП-сериал закрылся год назад<text:span text:style-name="T10">&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text:soft-page-break/>–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0">&lt;</text:span><text:span text:style-name="T26">чёрт</text:span><text:span text:style-name="T10">&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1">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98">– А я разве сплю?</text:p>
      <text:p text:style-name="P98"><text:soft-page-break/>–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0">&lt;</text:span><text:span text:style-name="T21">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0">&lt;</text:span><text:span text:style-name="T21">полгода</text:span><text:span text:style-name="T10">&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1">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text:soft-page-break/>Я покачал головой.</text:p>
      <text:p text:style-name="P98"><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0">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5608524616770785224" text:style-name="L8">
        <text:list-header>
          <text:p text:style-name="P173">(<text:span text:style-name="T28">Луна — как повелительница снов, слышала разговор Макса с Анакорном</text:span>)</text:p>
          <text:p text:style-name="P174"/>
        </text:list-header>
      </text:list>
      <text:p text:style-name="P124">***</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2">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4">-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3">Я опустил руку на шею Дэш и ощутил теплоту и лёгкое покалывание в пустоте.</text:p>
      <text:p text:style-name="P93"><text:span text:style-name="T10">–</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8" text:outline-level="2">Земля</text:h>
      <text:p text:style-name="P96">Музыкальная тема из бегущего по лезвию бритвы — <text:span text:style-name="T10">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5"/>
      <text:p text:style-name="P73"><text:span text:style-name="T1">–</text:span> Запрыгивай <text:span text:style-name="T1">–</text:span> разгневанно фыркнула она и ткнулась в меня боком.</text:p>
      <text:p text:style-name="P73"><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2">Живая лошадь — не кошка, ухаживать за ней сложнее</text:span><text:span text:style-name="T10">&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10">–</text:span> Держись! <text:span text:style-name="T10">–</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10">&lt;</text:span><text:span text:style-name="T21">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8T18:57:30.08</dc:date>
    <meta:editing-duration>P91DT16H25M25S</meta:editing-duration>
    <meta:editing-cycles>5557</meta:editing-cycles>
    <meta:generator>OpenOffice/4.1.1$Win32 OpenOffice.org_project/411m6$Build-9775</meta:generator>
    <dc:creator>макс </dc:creator>
    <meta:document-statistic meta:table-count="0" meta:image-count="0" meta:object-count="0" meta:page-count="178" meta:paragraph-count="3673" meta:word-count="84773" meta:character-count="540113"/>
  </office:meta>
</office:document-meta>
</file>